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3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78in"/>
    </style:style>
    <style:style style:name="co3" style:family="table-column">
      <style:table-column-properties fo:break-before="auto" style:column-width="0.4047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4598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Heading">
      <style:table-cell-properties fo:border-bottom="none" fo:border-left="0.0138in solid #000000" fo:border-right="none" fo:border-top="0.0138in solid #000000"/>
      <style:paragraph-properties fo:margin-left="0in"/>
    </style:style>
    <style:style style:name="ce3" style:family="table-cell" style:parent-style-name="Heading">
      <style:table-cell-properties fo:border-bottom="0.0138in solid #000000" fo:border-left="0.0138in solid #000000" fo:border-right="0.0138in solid #000000" fo:border-top="none"/>
      <style:paragraph-properties fo:margin-left="0in"/>
      <style:text-properties style:font-name="Arial2"/>
    </style:style>
    <style:style style:name="ce4" style:family="table-cell" style:parent-style-name="Heading">
      <style:table-cell-properties fo:border-bottom="0.0138in solid #000000" fo:border-left="0.0138in solid #000000" fo:border-right="0.0138in solid #000000" fo:border-top="none"/>
      <style:paragraph-properties fo:margin-left="0in"/>
    </style:style>
    <style:style style:name="ce5" style:family="table-cell" style:parent-style-name="mm_2c__20_0_20_places">
      <style:table-cell-properties fo:border-bottom="none" fo:border-left="0.0138in solid #000000" fo:border-right="0.0138in solid #000000" fo:border-top="none"/>
    </style:style>
    <style:style style:name="ce6" style:family="table-cell" style:parent-style-name="mm_2c__20_1_20_place">
      <style:table-cell-properties fo:border-bottom="none" fo:border-left="0.0138in solid #000000" fo:border-right="0.0138in solid #000000" fo:border-top="none"/>
    </style:style>
    <style:style style:name="ce7" style:family="table-cell" style:parent-style-name="mm_2c__20_0_20_places">
      <style:table-cell-properties fo:border-bottom="0.0138in solid #000000" fo:border-left="0.0138in solid #000000" fo:border-right="0.0138in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2"/>
    </style:style>
    <style:style style:name="ce9" style:family="table-cell" style:parent-style-name="Heading">
      <style:table-cell-properties fo:border-bottom="none" fo:border-left="none" fo:border-right="0.0138in solid #000000" fo:border-top="0.0138in solid #000000"/>
      <style:paragraph-properties fo:margin-left="0in"/>
    </style:style>
    <style:style style:name="ce10" style:family="table-cell" style:parent-style-name="Heading">
      <style:table-cell-properties fo:border-bottom="none" fo:border-left="0.0138in solid #000000" fo:border-right="0.0138in solid #000000" fo:border-top="none"/>
      <style:paragraph-properties fo:margin-left="0in"/>
    </style:style>
    <style:style style:name="ce11" style:family="table-cell" style:parent-style-name="Inches_2c__20_3_20_places">
      <style:table-cell-properties fo:border-bottom="none" fo:border-left="0.0138in solid #000000" fo:border-right="0.0138in solid #000000" fo:border-top="none"/>
    </style:style>
    <style:style style:name="ce12" style:family="table-cell" style:parent-style-name="Inches_2c__20_3_20_places">
      <style:table-cell-properties fo:border-bottom="0.0138in solid #000000" fo:border-left="0.0138in solid #000000" fo:border-right="0.0138in solid #000000" fo:border-top="none"/>
    </style:style>
    <style:style style:name="ce13" style:family="table-cell" style:parent-style-name="Heading">
      <style:table-cell-properties fo:border-bottom="none" fo:border-left="0.0138in solid #000000" fo:border-right="0.0138in solid #000000" fo:border-top="0.0138in solid #000000"/>
      <style:paragraph-properties fo:margin-left="0in"/>
    </style:style>
    <style:style style:name="ce14" style:family="table-cell" style:parent-style-name="Heading">
      <style:table-cell-properties fo:border-bottom="0.0008in solid #000000" fo:border-left="0.0138in solid #000000" fo:border-right="0.0138in solid #000000" fo:border-top="0.0138in solid #000000"/>
      <style:paragraph-properties fo:margin-left="0in"/>
    </style:style>
    <style:style style:name="ce15" style:family="table-cell" style:parent-style-name="Heading">
      <style:table-cell-properties fo:border="0.0138in solid #000000"/>
      <style:paragraph-properties fo:margin-left="0in"/>
    </style:style>
    <style:style style:name="ce16" style:family="table-cell" style:parent-style-name="mm_2c__20_2_20_places">
      <style:table-cell-properties fo:border-bottom="none" fo:border-left="0.0138in solid #000000" fo:border-right="0.0138in solid #000000" fo:border-top="none"/>
    </style:style>
    <style:style style:name="ce17" style:family="table-cell" style:parent-style-name="Default">
      <style:table-cell-properties fo:border-bottom="none" fo:border-left="0.0138in solid #000000" fo:border-right="0.0138in solid #000000" fo:border-top="none"/>
    </style:style>
    <style:style style:name="ce18" style:family="table-cell" style:parent-style-name="mm_2c__20_1_20_place">
      <style:table-cell-properties fo:border-bottom="0.0138in solid #000000" fo:border-left="0.0138in solid #000000" fo:border-right="0.0138in solid #000000" fo:border-top="none"/>
    </style:style>
    <style:style style:name="ce19" style:family="table-cell" style:parent-style-name="Heading">
      <style:table-cell-properties fo:border-bottom="0.0008in solid #000000" fo:border-left="0.0138in solid #000000" fo:border-right="0.0138in solid #000000" fo:border-top="0.0008in solid #000000"/>
      <style:paragraph-properties fo:margin-left="0in"/>
    </style:style>
    <style:style style:name="ce20" style:family="table-cell" style:parent-style-name="Heading">
      <style:table-cell-properties fo:border-bottom="none" fo:border-left="0.0138in solid #000000" fo:border-right="0.0138in solid #000000" fo:border-top="0.0138in solid #000000"/>
    </style:style>
    <style:style style:name="ce21" style:family="table-cell" style:parent-style-name="Inches_2c__20_1_20_place">
      <style:table-cell-properties fo:border-bottom="none" fo:border-left="0.0138in solid #000000" fo:border-right="0.0138in solid #000000" fo:border-top="none"/>
    </style:style>
    <style:style style:name="ce22" style:family="table-cell" style:parent-style-name="Inches_2c__20_1_20_place">
      <style:table-cell-properties fo:border-bottom="0.0138in solid #000000" fo:border-left="0.0138in solid #000000" fo:border-right="0.0138in solid #000000" fo:border-top="none"/>
    </style:style>
    <style:style style:name="ce23" style:family="table-cell" style:parent-style-name="Heading">
      <style:table-cell-properties fo:border-bottom="none" fo:border-left="none" fo:border-right="none" fo:border-top="0.0138in solid #000000"/>
      <style:paragraph-properties fo:margin-left="0in"/>
    </style:style>
    <style:style style:name="ce24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25" style:family="table-cell" style:parent-style-name="Inches_2c__20_0_20_places">
      <style:table-cell-properties fo:border-bottom="none" fo:border-left="0.0138in solid #000000" fo:border-right="0.0138in solid #000000" fo:border-top="none"/>
    </style:style>
    <style:style style:name="ce26" style:family="table-cell" style:parent-style-name="Heading"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5"/>
          <table:table-cell table:style-name="Title" office:value-type="string">
            <text:p>Preferred metric threads</text:p>
          </table:table-cell>
          <table:table-cell table:style-name="ce1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9"/>
          <table:table-cell table:style-name="ce13" office:value-type="string" table:number-columns-spanned="5" table:number-rows-spanned="1">
            <text:p>Coarse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Fine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26" table:number-columns-repeated="1010"/>
          <table: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Ø</text:p>
          </table:table-cell>
          <table:covered-table-cell table:style-name="ce10"/>
          <table:table-cell table:style-name="ce14" office:value-type="string" table:number-columns-spanned="2" table:number-rows-spanned="1">
            <text:p>p</text:p>
          </table:table-cell>
          <table:covered-table-cell table:style-name="ce19"/>
          <table:table-cell table:style-name="ce20"/>
          <table:table-cell table:style-name="ce14" office:value-type="string" table:number-columns-spanned="2" table:number-rows-spanned="1">
            <text:p>TD</text:p>
          </table:table-cell>
          <table:covered-table-cell table:style-name="ce14"/>
          <table:table-cell table:style-name="ce23" office:value-type="string" table:number-columns-spanned="2" table:number-rows-spanned="1">
            <text:p>p</text:p>
          </table:table-cell>
          <table:covered-table-cell table:style-name="ce13"/>
          <table:table-cell table:style-name="ce20"/>
          <table:table-cell table:style-name="ce9" office:value-type="string" table:number-columns-spanned="2" table:number-rows-spanned="1">
            <text:p>TD</text:p>
          </table:table-cell>
          <table:covered-table-cell table:style-name="ce13"/>
          <table:table-cell table:style-name="ce26" table:number-columns-repeated="1010"/>
          <table:table-cell table:number-columns-repeated="2"/>
        </table:table-row>
        <table:table-row table:style-name="ro2">
          <table:table-cell table:style-name="ce4" office:value-type="string">
            <text:p>mm</text:p>
          </table:table-cell>
          <table:table-cell table:style-name="ce4" office:value-type="string">
            <text:p>in</text:p>
          </table:table-cell>
          <table:table-cell table:style-name="ce15" office:value-type="string">
            <text:p>mm</text:p>
          </table:table-cell>
          <table:table-cell table:style-name="ce15" office:value-type="string">
            <text:p>in</text:p>
          </table:table-cell>
          <table:table-cell table:style-name="ce4" office:value-type="string">
            <text:p>tpi</text:p>
          </table:table-cell>
          <table:table-cell table:style-name="ce15" office:value-type="string">
            <text:p>mm</text:p>
          </table:table-cell>
          <table:table-cell table:style-name="ce15" office:value-type="string">
            <text:p>in</text:p>
          </table:table-cell>
          <table:table-cell table:style-name="ce15" office:value-type="string">
            <text:p>mm</text:p>
          </table:table-cell>
          <table:table-cell table:style-name="ce15" office:value-type="string">
            <text:p>in</text:p>
          </table:table-cell>
          <table:table-cell table:style-name="ce4" office:value-type="string">
            <text:p>tpi</text:p>
          </table:table-cell>
          <table:table-cell table:style-name="ce15" office:value-type="string">
            <text:p>mm</text:p>
          </table:table-cell>
          <table:table-cell table:style-name="ce15" office:value-type="string">
            <text:p>in</text:p>
          </table:table-cell>
          <table:table-cell table:style-name="ce26" table:number-columns-repeated="1010"/>
          <table:table-cell table:number-columns-repeated="2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table:formula="of:=[.A5]/25.4" office:value-type="float" office:value="0.078740157480315">
            <text:p>.079</text:p>
          </table:table-cell>
          <table:table-cell table:style-name="ce6" office:value-type="float" office:value="0.4">
            <text:p>.4</text:p>
          </table:table-cell>
          <table:table-cell table:style-name="ce11" table:formula="of:=[.C5]/25.4" office:value-type="float" office:value="0.015748031496063">
            <text:p>.016</text:p>
          </table:table-cell>
          <table:table-cell table:style-name="ce21" table:formula="of:=1/[.D5]" office:value-type="float" office:value="63.5">
            <text:p>63.5</text:p>
          </table:table-cell>
          <table:table-cell table:style-name="ce6" table:formula="of:=[.A5]-[.C5]" office:value-type="float" office:value="1.6">
            <text:p>1.6</text:p>
          </table:table-cell>
          <table:table-cell table:style-name="ce11" table:formula="of:=[.F5]/25.4" office:value-type="float" office:value="0.062992125984252">
            <text:p>.063</text:p>
          </table:table-cell>
          <table:table-cell table:style-name="ce17" office:value-type="float" office:value="0.25">
            <text:p>0.25</text:p>
          </table:table-cell>
          <table:table-cell table:style-name="ce11" table:formula="of:=[.H5]/25.4" office:value-type="float" office:value="0.00984251968503937">
            <text:p>.010</text:p>
          </table:table-cell>
          <table:table-cell table:style-name="ce25" table:formula="of:=1/[.I5]" office:value-type="float" office:value="101.6">
            <text:p>102</text:p>
          </table:table-cell>
          <table:table-cell table:style-name="ce6" table:formula="of:=[.F5]-[.H5]" office:value-type="float" office:value="1.35">
            <text:p>1.4</text:p>
          </table:table-cell>
          <table:table-cell table:style-name="ce11" table:formula="of:=[.K5]/25.4" office:value-type="float" office:value="0.0531496062992126">
            <text:p>.053</text:p>
          </table:table-cell>
          <table:table-cell table:number-columns-repeated="1012"/>
        </table:table-row>
        <table:table-row table:style-name="ro3">
          <table:table-cell table:style-name="ce6" office:value-type="float" office:value="2.5">
            <text:p>2.5</text:p>
          </table:table-cell>
          <table:table-cell table:style-name="ce11" table:formula="of:=[.A6]/25.4" office:value-type="float" office:value="0.0984251968503937">
            <text:p>.098</text:p>
          </table:table-cell>
          <table:table-cell table:style-name="ce16" office:value-type="float" office:value="0.45">
            <text:p>.45</text:p>
          </table:table-cell>
          <table:table-cell table:style-name="ce11" table:formula="of:=[.C6]/25.4" office:value-type="float" office:value="0.0177165354330709">
            <text:p>.018</text:p>
          </table:table-cell>
          <table:table-cell table:style-name="ce21" table:formula="of:=1/[.D6]" office:value-type="float" office:value="56.4444444444444">
            <text:p>56.4</text:p>
          </table:table-cell>
          <table:table-cell table:style-name="ce6" table:formula="of:=[.A6]-[.C6]" office:value-type="float" office:value="2.05">
            <text:p>2.1</text:p>
          </table:table-cell>
          <table:table-cell table:style-name="ce11" table:formula="of:=[.F6]/25.4" office:value-type="float" office:value="0.0807086614173228">
            <text:p>.081</text:p>
          </table:table-cell>
          <table:table-cell table:style-name="ce17" office:value-type="float" office:value="0.35">
            <text:p>0.35</text:p>
          </table:table-cell>
          <table:table-cell table:style-name="ce11" table:formula="of:=[.H6]/25.4" office:value-type="float" office:value="0.0137795275590551">
            <text:p>.014</text:p>
          </table:table-cell>
          <table:table-cell table:style-name="ce21" table:formula="of:=1/[.I6]" office:value-type="float" office:value="72.5714285714286">
            <text:p>72.6</text:p>
          </table:table-cell>
          <table:table-cell table:style-name="ce6" table:formula="of:=[.F6]-[.H6]" office:value-type="float" office:value="1.7">
            <text:p>1.7</text:p>
          </table:table-cell>
          <table:table-cell table:style-name="ce11" table:formula="of:=[.K6]/25.4" office:value-type="float" office:value="0.0669291338582677">
            <text:p>.067</text:p>
          </table:table-cell>
          <table:table-cell table:number-columns-repeated="1012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table:formula="of:=[.A7]/25.4" office:value-type="float" office:value="0.118110236220472">
            <text:p>.118</text:p>
          </table:table-cell>
          <table:table-cell table:style-name="ce6" office:value-type="float" office:value="0.5">
            <text:p>.5</text:p>
          </table:table-cell>
          <table:table-cell table:style-name="ce11" table:formula="of:=[.C7]/25.4" office:value-type="float" office:value="0.0196850393700787">
            <text:p>.020</text:p>
          </table:table-cell>
          <table:table-cell table:style-name="ce21" table:formula="of:=1/[.D7]" office:value-type="float" office:value="50.8">
            <text:p>50.8</text:p>
          </table:table-cell>
          <table:table-cell table:style-name="ce6" table:formula="of:=[.A7]-[.C7]" office:value-type="float" office:value="2.5">
            <text:p>2.5</text:p>
          </table:table-cell>
          <table:table-cell table:style-name="ce11" table:formula="of:=[.F7]/25.4" office:value-type="float" office:value="0.0984251968503937">
            <text:p>.098</text:p>
          </table:table-cell>
          <table:table-cell table:style-name="ce17" office:value-type="float" office:value="0.35">
            <text:p>0.35</text:p>
          </table:table-cell>
          <table:table-cell table:style-name="ce11" table:formula="of:=[.H7]/25.4" office:value-type="float" office:value="0.0137795275590551">
            <text:p>.014</text:p>
          </table:table-cell>
          <table:table-cell table:style-name="ce21" table:formula="of:=1/[.I7]" office:value-type="float" office:value="72.5714285714286">
            <text:p>72.6</text:p>
          </table:table-cell>
          <table:table-cell table:style-name="ce6" table:formula="of:=[.F7]-[.H7]" office:value-type="float" office:value="2.15">
            <text:p>2.2</text:p>
          </table:table-cell>
          <table:table-cell table:style-name="ce11" table:formula="of:=[.K7]/25.4" office:value-type="float" office:value="0.0846456692913386">
            <text:p>.085</text:p>
          </table:table-cell>
          <table:table-cell table:number-columns-repeated="1012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table:formula="of:=[.A8]/25.4" office:value-type="float" office:value="0.15748031496063">
            <text:p>.157</text:p>
          </table:table-cell>
          <table:table-cell table:style-name="ce6" office:value-type="float" office:value="0.7">
            <text:p>.7</text:p>
          </table:table-cell>
          <table:table-cell table:style-name="ce11" table:formula="of:=[.C8]/25.4" office:value-type="float" office:value="0.0275590551181102">
            <text:p>.028</text:p>
          </table:table-cell>
          <table:table-cell table:style-name="ce21" table:formula="of:=1/[.D8]" office:value-type="float" office:value="36.2857142857143">
            <text:p>36.3</text:p>
          </table:table-cell>
          <table:table-cell table:style-name="ce6" table:formula="of:=[.A8]-[.C8]" office:value-type="float" office:value="3.3">
            <text:p>3.3</text:p>
          </table:table-cell>
          <table:table-cell table:style-name="ce11" table:formula="of:=[.F8]/25.4" office:value-type="float" office:value="0.12992125984252">
            <text:p>.130</text:p>
          </table:table-cell>
          <table:table-cell table:style-name="ce17" office:value-type="float" office:value="0.5">
            <text:p>0.5</text:p>
          </table:table-cell>
          <table:table-cell table:style-name="ce11" table:formula="of:=[.H8]/25.4" office:value-type="float" office:value="0.0196850393700787">
            <text:p>.020</text:p>
          </table:table-cell>
          <table:table-cell table:style-name="ce21" table:formula="of:=1/[.I8]" office:value-type="float" office:value="50.8">
            <text:p>50.8</text:p>
          </table:table-cell>
          <table:table-cell table:style-name="ce6" table:formula="of:=[.F8]-[.H8]" office:value-type="float" office:value="2.8">
            <text:p>2.8</text:p>
          </table:table-cell>
          <table:table-cell table:style-name="ce11" table:formula="of:=[.K8]/25.4" office:value-type="float" office:value="0.110236220472441">
            <text:p>.110</text:p>
          </table:table-cell>
          <table:table-cell table:number-columns-repeated="1012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table:formula="of:=[.A9]/25.4" office:value-type="float" office:value="0.196850393700787">
            <text:p>.197</text:p>
          </table:table-cell>
          <table:table-cell table:style-name="ce6" office:value-type="float" office:value="0.8">
            <text:p>.8</text:p>
          </table:table-cell>
          <table:table-cell table:style-name="ce11" table:formula="of:=[.C9]/25.4" office:value-type="float" office:value="0.031496062992126">
            <text:p>.031</text:p>
          </table:table-cell>
          <table:table-cell table:style-name="ce21" table:formula="of:=1/[.D9]" office:value-type="float" office:value="31.75">
            <text:p>31.8</text:p>
          </table:table-cell>
          <table:table-cell table:style-name="ce6" table:formula="of:=[.A9]-[.C9]" office:value-type="float" office:value="4.2">
            <text:p>4.2</text:p>
          </table:table-cell>
          <table:table-cell table:style-name="ce11" table:formula="of:=[.F9]/25.4" office:value-type="float" office:value="0.165354330708661">
            <text:p>.165</text:p>
          </table:table-cell>
          <table:table-cell table:style-name="ce17" office:value-type="float" office:value="0.5">
            <text:p>0.5</text:p>
          </table:table-cell>
          <table:table-cell table:style-name="ce11" table:formula="of:=[.H9]/25.4" office:value-type="float" office:value="0.0196850393700787">
            <text:p>.020</text:p>
          </table:table-cell>
          <table:table-cell table:style-name="ce21" table:formula="of:=1/[.I9]" office:value-type="float" office:value="50.8">
            <text:p>50.8</text:p>
          </table:table-cell>
          <table:table-cell table:style-name="ce6" table:formula="of:=[.F9]-[.H9]" office:value-type="float" office:value="3.7">
            <text:p>3.7</text:p>
          </table:table-cell>
          <table:table-cell table:style-name="ce11" table:formula="of:=[.K9]/25.4" office:value-type="float" office:value="0.145669291338583">
            <text:p>.146</text:p>
          </table:table-cell>
          <table:table-cell table:number-columns-repeated="1012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 table:formula="of:=[.A10]/25.4" office:value-type="float" office:value="0.236220472440945">
            <text:p>.236</text:p>
          </table:table-cell>
          <table:table-cell table:style-name="ce5" office:value-type="float" office:value="1">
            <text:p>1</text:p>
          </table:table-cell>
          <table:table-cell table:style-name="ce11" table:formula="of:=[.C10]/25.4" office:value-type="float" office:value="0.0393700787401575">
            <text:p>.039</text:p>
          </table:table-cell>
          <table:table-cell table:style-name="ce21" table:formula="of:=1/[.D10]" office:value-type="float" office:value="25.4">
            <text:p>25.4</text:p>
          </table:table-cell>
          <table:table-cell table:style-name="ce6" table:formula="of:=[.A10]-[.C10]" office:value-type="float" office:value="5">
            <text:p>5.0</text:p>
          </table:table-cell>
          <table:table-cell table:style-name="ce11" table:formula="of:=[.F10]/25.4" office:value-type="float" office:value="0.196850393700787">
            <text:p>.197</text:p>
          </table:table-cell>
          <table:table-cell table:style-name="ce17" office:value-type="float" office:value="0.75">
            <text:p>0.75</text:p>
          </table:table-cell>
          <table:table-cell table:style-name="ce11" table:formula="of:=[.H10]/25.4" office:value-type="float" office:value="0.0295275590551181">
            <text:p>.030</text:p>
          </table:table-cell>
          <table:table-cell table:style-name="ce21" table:formula="of:=1/[.I10]" office:value-type="float" office:value="33.8666666666667">
            <text:p>33.9</text:p>
          </table:table-cell>
          <table:table-cell table:style-name="ce6" table:formula="of:=[.F10]-[.H10]" office:value-type="float" office:value="4.25">
            <text:p>4.3</text:p>
          </table:table-cell>
          <table:table-cell table:style-name="ce11" table:formula="of:=[.K10]/25.4" office:value-type="float" office:value="0.167322834645669">
            <text:p>.167</text:p>
          </table:table-cell>
          <table:table-cell table:number-columns-repeated="1012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 table:formula="of:=[.A11]/25.4" office:value-type="float" office:value="0.31496062992126">
            <text:p>.315</text:p>
          </table:table-cell>
          <table:table-cell table:style-name="ce16" office:value-type="float" office:value="1.25">
            <text:p>1.25</text:p>
          </table:table-cell>
          <table:table-cell table:style-name="ce11" table:formula="of:=[.C11]/25.4" office:value-type="float" office:value="0.0492125984251969">
            <text:p>.049</text:p>
          </table:table-cell>
          <table:table-cell table:style-name="ce21" table:formula="of:=1/[.D11]" office:value-type="float" office:value="20.32">
            <text:p>20.3</text:p>
          </table:table-cell>
          <table:table-cell table:style-name="ce6" table:formula="of:=[.A11]-[.C11]" office:value-type="float" office:value="6.75">
            <text:p>6.8</text:p>
          </table:table-cell>
          <table:table-cell table:style-name="ce11" table:formula="of:=[.F11]/25.4" office:value-type="float" office:value="0.265748031496063">
            <text:p>.266</text:p>
          </table:table-cell>
          <table:table-cell table:style-name="ce17" office:value-type="float" office:value="1">
            <text:p>1</text:p>
          </table:table-cell>
          <table:table-cell table:style-name="ce11" table:formula="of:=[.H11]/25.4" office:value-type="float" office:value="0.0393700787401575">
            <text:p>.039</text:p>
          </table:table-cell>
          <table:table-cell table:style-name="ce21" table:formula="of:=1/[.I11]" office:value-type="float" office:value="25.4">
            <text:p>25.4</text:p>
          </table:table-cell>
          <table:table-cell table:style-name="ce6" table:formula="of:=[.F11]-[.H11]" office:value-type="float" office:value="5.75">
            <text:p>5.8</text:p>
          </table:table-cell>
          <table:table-cell table:style-name="ce11" table:formula="of:=[.K11]/25.4" office:value-type="float" office:value="0.226377952755905">
            <text:p>.226</text:p>
          </table:table-cell>
          <table:table-cell table:number-columns-repeated="1012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 table:formula="of:=[.A12]/25.4" office:value-type="float" office:value="0.393700787401575">
            <text:p>.394</text:p>
          </table:table-cell>
          <table:table-cell table:style-name="ce17" office:value-type="float" office:value="1.5">
            <text:p>1.5</text:p>
          </table:table-cell>
          <table:table-cell table:style-name="ce11" table:formula="of:=[.C12]/25.4" office:value-type="float" office:value="0.0590551181102362">
            <text:p>.059</text:p>
          </table:table-cell>
          <table:table-cell table:style-name="ce21" table:formula="of:=1/[.D12]" office:value-type="float" office:value="16.9333333333333">
            <text:p>16.9</text:p>
          </table:table-cell>
          <table:table-cell table:style-name="ce6" table:formula="of:=[.A12]-[.C12]" office:value-type="float" office:value="8.5">
            <text:p>8.5</text:p>
          </table:table-cell>
          <table:table-cell table:style-name="ce11" table:formula="of:=[.F12]/25.4" office:value-type="float" office:value="0.334645669291339">
            <text:p>.335</text:p>
          </table:table-cell>
          <table:table-cell table:style-name="ce17" office:value-type="float" office:value="1.25">
            <text:p>1.25</text:p>
          </table:table-cell>
          <table:table-cell table:style-name="ce11" table:formula="of:=[.H12]/25.4" office:value-type="float" office:value="0.0492125984251969">
            <text:p>.049</text:p>
          </table:table-cell>
          <table:table-cell table:style-name="ce21" table:formula="of:=1/[.I12]" office:value-type="float" office:value="20.32">
            <text:p>20.3</text:p>
          </table:table-cell>
          <table:table-cell table:style-name="ce6" table:formula="of:=[.F12]-[.H12]" office:value-type="float" office:value="7.25">
            <text:p>7.3</text:p>
          </table:table-cell>
          <table:table-cell table:style-name="ce11" table:formula="of:=[.K12]/25.4" office:value-type="float" office:value="0.285433070866142">
            <text:p>.285</text:p>
          </table:table-cell>
          <table:table-cell table:number-columns-repeated="101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 table:formula="of:=[.A13]/25.4" office:value-type="float" office:value="0.47244094488189">
            <text:p>.472</text:p>
          </table:table-cell>
          <table:table-cell table:style-name="ce16" office:value-type="float" office:value="1.75">
            <text:p>1.75</text:p>
          </table:table-cell>
          <table:table-cell table:style-name="ce11" table:formula="of:=[.C13]/25.4" office:value-type="float" office:value="0.0688976377952756">
            <text:p>.069</text:p>
          </table:table-cell>
          <table:table-cell table:style-name="ce21" table:formula="of:=1/[.D13]" office:value-type="float" office:value="14.5142857142857">
            <text:p>14.5</text:p>
          </table:table-cell>
          <table:table-cell table:style-name="ce6" table:formula="of:=[.A13]-[.C13]" office:value-type="float" office:value="10.25">
            <text:p>10.3</text:p>
          </table:table-cell>
          <table:table-cell table:style-name="ce11" table:formula="of:=[.F13]/25.4" office:value-type="float" office:value="0.403543307086614">
            <text:p>.404</text:p>
          </table:table-cell>
          <table:table-cell table:style-name="ce17" office:value-type="float" office:value="1.5">
            <text:p>1.5</text:p>
          </table:table-cell>
          <table:table-cell table:style-name="ce11" table:formula="of:=[.H13]/25.4" office:value-type="float" office:value="0.0590551181102362">
            <text:p>.059</text:p>
          </table:table-cell>
          <table:table-cell table:style-name="ce21" table:formula="of:=1/[.I13]" office:value-type="float" office:value="16.9333333333333">
            <text:p>16.9</text:p>
          </table:table-cell>
          <table:table-cell table:style-name="ce6" table:formula="of:=[.F13]-[.H13]" office:value-type="float" office:value="8.75">
            <text:p>8.8</text:p>
          </table:table-cell>
          <table:table-cell table:style-name="ce11" table:formula="of:=[.K13]/25.4" office:value-type="float" office:value="0.344488188976378">
            <text:p>.344</text:p>
          </table:table-cell>
          <table:table-cell table:number-columns-repeated="1012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1" table:formula="of:=[.A14]/25.4" office:value-type="float" office:value="0.62992125984252">
            <text:p>.630</text:p>
          </table:table-cell>
          <table:table-cell table:style-name="ce5" office:value-type="float" office:value="2">
            <text:p>2</text:p>
          </table:table-cell>
          <table:table-cell table:style-name="ce11" table:formula="of:=[.C14]/25.4" office:value-type="float" office:value="0.078740157480315">
            <text:p>.079</text:p>
          </table:table-cell>
          <table:table-cell table:style-name="ce21" table:formula="of:=1/[.D14]" office:value-type="float" office:value="12.7">
            <text:p>12.7</text:p>
          </table:table-cell>
          <table:table-cell table:style-name="ce6" table:formula="of:=[.A14]-[.C14]" office:value-type="float" office:value="14">
            <text:p>14.0</text:p>
          </table:table-cell>
          <table:table-cell table:style-name="ce11" table:formula="of:=[.F14]/25.4" office:value-type="float" office:value="0.551181102362205">
            <text:p>.551</text:p>
          </table:table-cell>
          <table:table-cell table:style-name="ce17" office:value-type="float" office:value="1.5">
            <text:p>1.5</text:p>
          </table:table-cell>
          <table:table-cell table:style-name="ce11" table:formula="of:=[.H14]/25.4" office:value-type="float" office:value="0.0590551181102362">
            <text:p>.059</text:p>
          </table:table-cell>
          <table:table-cell table:style-name="ce21" table:formula="of:=1/[.I14]" office:value-type="float" office:value="16.9333333333333">
            <text:p>16.9</text:p>
          </table:table-cell>
          <table:table-cell table:style-name="ce6" table:formula="of:=[.F14]-[.H14]" office:value-type="float" office:value="12.5">
            <text:p>12.5</text:p>
          </table:table-cell>
          <table:table-cell table:style-name="ce11" table:formula="of:=[.K14]/25.4" office:value-type="float" office:value="0.492125984251969">
            <text:p>.492</text:p>
          </table:table-cell>
          <table:table-cell table:number-columns-repeated="1012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1" table:formula="of:=[.A15]/25.4" office:value-type="float" office:value="0.78740157480315">
            <text:p>.787</text:p>
          </table:table-cell>
          <table:table-cell table:style-name="ce6" office:value-type="float" office:value="2.5">
            <text:p>2.5</text:p>
          </table:table-cell>
          <table:table-cell table:style-name="ce11" table:formula="of:=[.C15]/25.4" office:value-type="float" office:value="0.0984251968503937">
            <text:p>.098</text:p>
          </table:table-cell>
          <table:table-cell table:style-name="ce21" table:formula="of:=1/[.D15]" office:value-type="float" office:value="10.16">
            <text:p>10.2</text:p>
          </table:table-cell>
          <table:table-cell table:style-name="ce6" table:formula="of:=[.A15]-[.C15]" office:value-type="float" office:value="17.5">
            <text:p>17.5</text:p>
          </table:table-cell>
          <table:table-cell table:style-name="ce11" table:formula="of:=[.F15]/25.4" office:value-type="float" office:value="0.688976377952756">
            <text:p>.689</text:p>
          </table:table-cell>
          <table:table-cell table:style-name="ce17" office:value-type="float" office:value="2">
            <text:p>2</text:p>
          </table:table-cell>
          <table:table-cell table:style-name="ce11" table:formula="of:=[.H15]/25.4" office:value-type="float" office:value="0.078740157480315">
            <text:p>.079</text:p>
          </table:table-cell>
          <table:table-cell table:style-name="ce21" table:formula="of:=1/[.I15]" office:value-type="float" office:value="12.7">
            <text:p>12.7</text:p>
          </table:table-cell>
          <table:table-cell table:style-name="ce6" table:formula="of:=[.F15]-[.H15]" office:value-type="float" office:value="15.5">
            <text:p>15.5</text:p>
          </table:table-cell>
          <table:table-cell table:style-name="ce11" table:formula="of:=[.K15]/25.4" office:value-type="float" office:value="0.610236220472441">
            <text:p>.610</text:p>
          </table:table-cell>
          <table:table-cell table:number-columns-repeated="1012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1" table:formula="of:=[.A16]/25.4" office:value-type="float" office:value="0.94488188976378">
            <text:p>.945</text:p>
          </table:table-cell>
          <table:table-cell table:style-name="ce5" office:value-type="float" office:value="3">
            <text:p>3</text:p>
          </table:table-cell>
          <table:table-cell table:style-name="ce11" table:formula="of:=[.C16]/25.4" office:value-type="float" office:value="0.118110236220472">
            <text:p>.118</text:p>
          </table:table-cell>
          <table:table-cell table:style-name="ce21" table:formula="of:=1/[.D16]" office:value-type="float" office:value="8.46666666666667">
            <text:p>8.5</text:p>
          </table:table-cell>
          <table:table-cell table:style-name="ce6" table:formula="of:=[.A16]-[.C16]" office:value-type="float" office:value="21">
            <text:p>21.0</text:p>
          </table:table-cell>
          <table:table-cell table:style-name="ce11" table:formula="of:=[.F16]/25.4" office:value-type="float" office:value="0.826771653543307">
            <text:p>.827</text:p>
          </table:table-cell>
          <table:table-cell table:style-name="ce17" office:value-type="float" office:value="2">
            <text:p>2</text:p>
          </table:table-cell>
          <table:table-cell table:style-name="ce11" table:formula="of:=[.H16]/25.4" office:value-type="float" office:value="0.078740157480315">
            <text:p>.079</text:p>
          </table:table-cell>
          <table:table-cell table:style-name="ce21" table:formula="of:=1/[.I16]" office:value-type="float" office:value="12.7">
            <text:p>12.7</text:p>
          </table:table-cell>
          <table:table-cell table:style-name="ce6" table:formula="of:=[.F16]-[.H16]" office:value-type="float" office:value="19">
            <text:p>19.0</text:p>
          </table:table-cell>
          <table:table-cell table:style-name="ce11" table:formula="of:=[.K16]/25.4" office:value-type="float" office:value="0.748031496062992">
            <text:p>.748</text:p>
          </table:table-cell>
          <table:table-cell table:number-columns-repeated="1012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12" table:formula="of:=[.A17]/25.4" office:value-type="float" office:value="1.18110236220472">
            <text:p>1.181</text:p>
          </table:table-cell>
          <table:table-cell table:style-name="ce18" office:value-type="float" office:value="3.5">
            <text:p>3.5</text:p>
          </table:table-cell>
          <table:table-cell table:style-name="ce12" table:formula="of:=[.C17]/25.4" office:value-type="float" office:value="0.137795275590551">
            <text:p>.138</text:p>
          </table:table-cell>
          <table:table-cell table:style-name="ce22" table:formula="of:=1/[.D17]" office:value-type="float" office:value="7.25714285714286">
            <text:p>7.3</text:p>
          </table:table-cell>
          <table:table-cell table:style-name="ce18" table:formula="of:=[.A17]-[.C17]" office:value-type="float" office:value="26.5">
            <text:p>26.5</text:p>
          </table:table-cell>
          <table:table-cell table:style-name="ce12" table:formula="of:=[.F17]/25.4" office:value-type="float" office:value="1.04330708661417">
            <text:p>1.043</text:p>
          </table:table-cell>
          <table:table-cell table:style-name="ce24" office:value-type="float" office:value="2">
            <text:p>2</text:p>
          </table:table-cell>
          <table:table-cell table:style-name="ce12" table:formula="of:=[.H17]/25.4" office:value-type="float" office:value="0.078740157480315">
            <text:p>.079</text:p>
          </table:table-cell>
          <table:table-cell table:style-name="ce22" table:formula="of:=1/[.I17]" office:value-type="float" office:value="12.7">
            <text:p>12.7</text:p>
          </table:table-cell>
          <table:table-cell table:style-name="ce18" table:formula="of:=[.F17]-[.H17]" office:value-type="float" office:value="24.5">
            <text:p>24.5</text:p>
          </table:table-cell>
          <table:table-cell table:style-name="ce12" table:formula="of:=[.K17]/25.4" office:value-type="float" office:value="0.964566929133858">
            <text:p>.965</text:p>
          </table:table-cell>
          <table:table-cell table:number-columns-repeated="1012"/>
        </table:table-row>
        <table:table-row table:style-name="ro4">
          <table:table-cell table:style-name="ce8" office:value-type="string">
            <text:p>Ø = nominal diameter, p = pitch, tpi = threads per inch, TD = tap drill</text:p>
          </table:table-cell>
          <table:table-cell table:number-columns-repeated="1023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10:Sheet1.A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3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5">
      <number:number number:decimal-places="1" number:min-integer-digits="1"/>
    </number:number-style>
    <number:number-style style:name="N150">
      <number:number number:decimal-places="3" number:min-integer-digits="0"/>
    </number:number-style>
    <number:number-style style:name="N151">
      <number:number number:decimal-places="1" number:min-integer-digits="0"/>
    </number:number-style>
    <number:number-style style:name="N152">
      <number:number number:decimal-places="2" number:min-integer-digits="0"/>
    </number:number-style>
    <number:number-style style:name="N153">
      <number:number number:decimal-places="0" number:min-integer-digits="0"/>
    </number:number-style>
    <number:number-style style:name="N117">
      <number:number number:decimal-places="3"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7" number:min-integer-digits="1"/>
    </number:number-style>
    <number:number-style style:name="N149">
      <number:number number:decimal-places="8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1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Inches_2c__20_3_20_places" style:display-name="Inches, 3 places" style:family="table-cell" style:parent-style-name="Default" style:data-style-name="N150"/>
    <style:style style:name="Inches_2c__20_2_20_places" style:display-name="Inches, 2 places" style:family="table-cell" style:parent-style-name="Inches_2c__20_3_20_places" style:data-style-name="N2"/>
    <style:style style:name="Inches_2c__20_1_20_place" style:display-name="Inches, 1 place" style:family="table-cell" style:parent-style-name="Inches_2c__20_3_20_places" style:data-style-name="N145"/>
    <style:style style:name="mm_2c__20_1_20_place" style:display-name="mm, 1 place" style:family="table-cell" style:parent-style-name="Default" style:data-style-name="N151"/>
    <style:style style:name="mm_2c__20_2_20_places" style:display-name="mm, 2 places" style:family="table-cell" style:parent-style-name="mm_2c__20_1_20_place" style:data-style-name="N152"/>
    <style:style style:name="mm_2c__20_0_20_places" style:display-name="mm, 0 places" style:family="table-cell" style:parent-style-name="mm_2c__20_1_20_place" style:data-style-name="N153"/>
    <style:style style:name="Inches_2c__20_0_20_places" style:display-name="Inches, 0 places" style:family="table-cell" style:parent-style-name="Inches_2c__20_3_20_places" style:data-style-name="N153"/>
    <style:style style:name="Title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Black" fo:font-size="14pt" fo:font-style="ital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2563in" fo:margin-bottom="0.1701in" fo:margin-left="0.3626in" fo:margin-right="0.2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11/10/2013</text:date>, <text:time>10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11-10T10:43:05.59</meta:creation-date>
    <dc:language>en-US</dc:language>
    <meta:editing-cycles>1</meta:editing-cycles>
    <meta:editing-duration>PT00H00M00S</meta:editing-duration>
    <meta:document-statistic meta:table-count="1" meta:cell-count="177" meta:object-count="0"/>
    <meta:user-defined meta:name="Info 1"/>
    <meta:user-defined meta:name="Info 2"/>
    <meta:user-defined meta:name="Info 3"/>
    <meta:user-defined meta:name="Info 4"/>
  </office:meta>
</office:document-meta>
</file>